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131" officeooo:paragraph-rsid="000ab131"/>
    </style:style>
    <style:style style:name="P2" style:family="paragraph" style:parent-style-name="Standard">
      <style:paragraph-properties fo:text-align="center" style:justify-single-word="false"/>
      <style:text-properties officeooo:rsid="000ab131" officeooo:paragraph-rsid="000ab13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ab131" officeooo:paragraph-rsid="000ab13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ab131" officeooo:paragraph-rsid="000ab131"/>
    </style:style>
    <style:style style:name="P5" style:family="paragraph" style:parent-style-name="Standard">
      <style:text-properties style:font-name="Times New Roman" officeooo:rsid="000ab131" officeooo:paragraph-rsid="000ab131"/>
    </style:style>
    <style:style style:name="P6" style:family="paragraph" style:parent-style-name="Standard">
      <style:paragraph-properties fo:text-align="end" style:justify-single-word="false"/>
      <style:text-properties style:font-name="Times New Roman" officeooo:rsid="000ab131" officeooo:paragraph-rsid="000ab131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0ab131" officeooo:paragraph-rsid="000ab13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officeooo:rsid="000ab131" officeooo:paragraph-rsid="000ab131" style:font-size-asian="16pt" style:font-size-complex="16pt"/>
    </style:style>
    <style:style style:name="P9" style:family="paragraph" style:parent-style-name="Standard">
      <style:text-properties style:font-name="Times New Roman" fo:font-size="16pt" officeooo:rsid="000ab131" officeooo:paragraph-rsid="000ab131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ab131" officeooo:paragraph-rsid="000ab13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5pt" officeooo:rsid="000ab131" officeooo:paragraph-rsid="000ab131" style:font-size-asian="15pt" style:font-size-complex="15pt"/>
    </style:style>
    <style:style style:name="T1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</text:p>
      <text:p text:style-name="P3">ФЕДЕРАЛЬНОЕ ГОСУДАРСТВЕННОЕ АВТОНОМНОЕ ОБРАЗОВАТЕЛЬНОЕ УЧРЕЖДЕНИЕ ВЫСШЕГО ОБРАЗОВАНИЯ</text:p>
      <text:p text:style-name="P3">Национальный исследовательский ядерный университет «МИФИ»</text:p>
      <text:p text:style-name="P4">________________________________________________________________________________</text:p>
      <text:p text:style-name="P5"/>
      <text:p text:style-name="P10">Институт интеллектуальных кибернетических систем</text:p>
      <text:p text:style-name="P9"/>
      <text:p text:style-name="P10">Кафедра Прикладной математики (31)</text:p>
      <text:p text:style-name="P9"/>
      <text:p text:style-name="P8">Направление подготовки 01.04.02 Прикладная математика и информатика</text:p>
      <text:p text:style-name="P8"/>
      <text:p text:style-name="P10">Отчет по производственной практике </text:p>
      <text:p text:style-name="P5"/>
      <text:p text:style-name="P5"/>
      <text:p text:style-name="P5">________________________________________________________________________________</text:p>
      <text:p text:style-name="P5"/>
      <text:p text:style-name="P5"/>
      <text:p text:style-name="P6"/>
      <text:p text:style-name="P6"/>
      <text:p text:style-name="P7"><text:span text:style-name="T1"><text:tab/><text:tab/>Группа: <text:tab/><text:tab/><text:tab/><text:tab/>М18-519</text:span></text:p>
      <text:p text:style-name="P11">Студент:<text:tab/><text:tab/><text:tab/> _______________<text:tab/><text:tab/>Попцов П. А.</text:p>
      <text:p text:style-name="P11">Научный руководитель:<text:tab/> <text:s/>_________________ <text:s text:c="9"/><text:tab/> Кудряшов Н. А.</text:p>
      <text:p text:style-name="P11"/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НИЯУ МИФИ</text:p>
      <text:p text:style-name="P2">Москва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8:50:57.293270922</meta:creation-date>
    <dc:date>2018-12-28T09:07:26.924522547</dc:date>
    <meta:editing-duration>PT1M14S</meta:editing-duration>
    <meta:editing-cycles>1</meta:editing-cycles>
    <meta:document-statistic meta:table-count="0" meta:image-count="0" meta:object-count="0" meta:page-count="1" meta:paragraph-count="15" meta:word-count="57" meta:character-count="768" meta:non-whitespace-character-count="702"/>
    <meta:generator>LibreOffice/4.2.8.2$Linux_X86_64 LibreOffice_project/420m0$Build-2</meta:generator>
  </office:meta>
</office:document-meta>
</file>